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2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chatgpt</text:p>
          </table:table-cell>
          <table:table-cell office:value-type="string" calcext:value-type="string">
            <text:p>inner dialog</text:p>
          </table:table-cell>
        </table:table-row>
        <table:table-row table:style-name="ro1">
          <table:table-cell office:value-type="string" calcext:value-type="string">
            <text:p>starting a business</text:p>
          </table:table-cell>
          <table:table-cell office:value-type="float" office:value="0.687957428222479" calcext:value-type="float">
            <text:p>0.687957428222479</text:p>
          </table:table-cell>
          <table:table-cell office:value-type="float" office:value="0.713014515333397" calcext:value-type="float">
            <text:p>0.713014515333397</text:p>
          </table:table-cell>
        </table:table-row>
        <table:table-row table:style-name="ro1">
          <table:table-cell office:value-type="string" calcext:value-type="string">
            <text:p>choosing career</text:p>
          </table:table-cell>
          <table:table-cell office:value-type="float" office:value="0.773256462812424" calcext:value-type="float">
            <text:p>0.773256462812424</text:p>
          </table:table-cell>
          <table:table-cell office:value-type="float" office:value="0.771644388139248" calcext:value-type="float">
            <text:p>0.771644388139248</text:p>
          </table:table-cell>
        </table:table-row>
        <table:table-row table:style-name="ro1">
          <table:table-cell office:value-type="string" calcext:value-type="string">
            <text:p>having baby</text:p>
          </table:table-cell>
          <table:table-cell office:value-type="float" office:value="0.67578098071473" calcext:value-type="float">
            <text:p>0.67578098071473</text:p>
          </table:table-cell>
          <table:table-cell office:value-type="float" office:value="0.727061141814504" calcext:value-type="float">
            <text:p>0.727061141814504</text:p>
          </table:table-cell>
        </table:table-row>
        <table:table-row table:style-name="ro1">
          <table:table-cell office:value-type="string" calcext:value-type="string">
            <text:p>buying a car</text:p>
          </table:table-cell>
          <table:table-cell office:value-type="float" office:value="0.716167031264887" calcext:value-type="float">
            <text:p>0.716167031264887</text:p>
          </table:table-cell>
          <table:table-cell office:value-type="float" office:value="0.710061518157401" calcext:value-type="float">
            <text:p>0.710061518157401</text:p>
          </table:table-cell>
        </table:table-row>
        <table:table-row table:style-name="ro1">
          <table:table-cell office:value-type="string" calcext:value-type="string">
            <text:p>investing in crypto</text:p>
          </table:table-cell>
          <table:table-cell office:value-type="float" office:value="0.806028519074122" calcext:value-type="float">
            <text:p>0.806028519074122</text:p>
          </table:table-cell>
          <table:table-cell office:value-type="float" office:value="0.826451840003332" calcext:value-type="float">
            <text:p>0.826451840003332</text:p>
          </table:table-cell>
        </table:table-row>
        <table:table-row table:style-name="ro1">
          <table:table-cell office:value-type="string" calcext:value-type="string">
            <text:p>starting a podcast</text:p>
          </table:table-cell>
          <table:table-cell office:value-type="float" office:value="0.795362513798934" calcext:value-type="float">
            <text:p>0.795362513798934</text:p>
          </table:table-cell>
          <table:table-cell office:value-type="float" office:value="0.779757779378157" calcext:value-type="float">
            <text:p>0.779757779378157</text:p>
          </table:table-cell>
        </table:table-row>
        <table:table-row table:style-name="ro1">
          <table:table-cell office:value-type="string" calcext:value-type="string">
            <text:p>travel to foreign country</text:p>
          </table:table-cell>
          <table:table-cell office:value-type="float" office:value="0.687681632606607" calcext:value-type="float">
            <text:p>0.687681632606607</text:p>
          </table:table-cell>
          <table:table-cell office:value-type="float" office:value="0.660204171088704" calcext:value-type="float">
            <text:p>0.660204171088704</text:p>
          </table:table-cell>
        </table:table-row>
        <table:table-row table:style-name="ro1">
          <table:table-cell office:value-type="string" calcext:value-type="string">
            <text:p>getting a credit card</text:p>
          </table:table-cell>
          <table:table-cell office:value-type="float" office:value="0.741725442409515" calcext:value-type="float">
            <text:p>0.741725442409515</text:p>
          </table:table-cell>
          <table:table-cell office:value-type="float" office:value="0.759668755531311" calcext:value-type="float">
            <text:p>0.759668755531311</text:p>
          </table:table-cell>
        </table:table-row>
        <table:table-row table:style-name="ro1">
          <table:table-cell office:value-type="string" calcext:value-type="string">
            <text:p>getting a tattoo</text:p>
          </table:table-cell>
          <table:table-cell office:value-type="float" office:value="0.702130978306135" calcext:value-type="float">
            <text:p>0.702130978306135</text:p>
          </table:table-cell>
          <table:table-cell office:value-type="float" office:value="0.685852280259132" calcext:value-type="float">
            <text:p>0.6858522802591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0])" office:value-type="float" office:value="0.731787887689981" calcext:value-type="float">
            <text:p>0.731787887689981</text:p>
          </table:table-cell>
          <table:table-cell table:formula="of:=AVERAGE([.C2:.C10])" office:value-type="float" office:value="0.737079598856132" calcext:value-type="float">
            <text:p>0.737079598856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roid Sans Fallback" style:font-size-asian="10pt" style:language-asian="zh" style:country-asian="TW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21:42:18.498331132</meta:creation-date>
    <dc:date>2023-07-28T09:52:18.141775735</dc:date>
    <meta:editing-duration>PT12H4M55S</meta:editing-duration>
    <meta:editing-cycles>6</meta:editing-cycles>
    <meta:generator>LibreOffice/7.4.5.1$Linux_X86_64 LibreOffice_project/40$Build-1</meta:generator>
    <meta:document-statistic meta:table-count="1" meta:cell-count="32" meta:object-count="0"/>
  </office:meta>
</office:document-meta>
</file>